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3.44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85.6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_OSC</text:p>
          </table:table-cell>
          <table:table-cell office:value-type="float" office:value="90000000" calcext:value-type="float">
            <text:p>90000000</text:p>
          </table:table-cell>
          <table:table-cell/>
        </table:table-row>
        <table:table-row table:style-name="ro1">
          <table:table-cell office:value-type="string" calcext:value-type="string">
            <text:p>F_DESIRED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rescale</text:p>
          </table:table-cell>
          <table:table-cell office:value-type="float" office:value="1193" calcext:value-type="float">
            <text:p>1193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ctual frequency</text:p>
          </table:table-cell>
          <table:table-cell table:formula="of:=[.B1]/([.B4])/([.B5])" office:value-type="float" office:value="410.000364444768" calcext:value-type="float">
            <text:p>410.0003644448</text:p>
          </table:table-cell>
          <table:table-cell table:formula="of:=[.B1]/FLOOR([.B4])/FLOOR([.B5])" office:value-type="float" office:value="410.000364444768" calcext:value-type="float">
            <text:p>410.0003644448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table:formula="of:=[.B2]-[.B7]" office:value-type="float" office:value="-0.000364444768365502" calcext:value-type="float">
            <text:p>-0.0003644448</text:p>
          </table:table-cell>
          <table:table-cell table:formula="of:=[.B2]-[.C7]" office:value-type="float" office:value="-0.000364444768365502" calcext:value-type="float">
            <text:p>-0.00036444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enn </meta:initial-creator>
    <meta:creation-date>2016-06-30T18:55:34.197988825</meta:creation-date>
    <dc:date>2016-06-30T19:13:26.378110311</dc:date>
    <dc:creator>Glenn </dc:creator>
    <meta:editing-duration>PT2M42S</meta:editing-duration>
    <meta:editing-cycles>1</meta:editing-cycles>
    <meta:document-statistic meta:table-count="1" meta:cell-count="14" meta:object-count="0"/>
    <meta:generator>LibreOffice/5.0.3.2$Linux_X86_64 LibreOffice_project/00m0$Build-2</meta:generator>
  </office:meta>
</office:document-meta>
</file>